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3c4043" loext:opacity="100%" style:font-name="GoogleSans-Regular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ерия Ярусолов 20м - это универсальное многоцелевое рыболовное судно, предназначенное для прибрежного лова на различных глубинах и разных методов рыбной ловли.</text:span> </text:p>
      <text:p text:style-name="P1"/>
      <text:p text:style-name="P1"><text:span text:style-name="T1">Series Longliner 20m is a highly versatile multipurpose fishing vessel, designed for coastal fishing at various depths and fishing methods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3:07:16.736839718</meta:creation-date>
    <dc:date>2024-08-12T13:07:32.561069759</dc:date>
    <meta:editing-duration>PT15S</meta:editing-duration>
    <meta:editing-cycles>2</meta:editing-cycles>
    <meta:generator>Collabora_Office/24.04.4.2$Linux_X86_64 LibreOffice_project/3709158c476d3931713e1be652f02aae1db91dd3</meta:generator>
    <meta:document-statistic meta:table-count="0" meta:image-count="0" meta:object-count="0" meta:page-count="1" meta:paragraph-count="2" meta:word-count="41" meta:character-count="300" meta:non-whitespace-character-count="259"/>
  </office:meta>
</office:document-meta>
</file>